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6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 table:number-rows-repeated="10480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.00.0000</text:date>, <text:time style:data-style-name="N2" text:time-value="14:08:56.9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7T14:18:02.114000000</dc:date>
    <meta:editing-duration>P3DT16H21M49S</meta:editing-duration>
    <meta:editing-cycles>1503</meta:editing-cycles>
    <meta:document-statistic meta:table-count="3" meta:cell-count="8731" meta:object-count="0"/>
  </office:meta>
</office:document-meta>
</file>